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s text:c="12"/>Table Name :<text:s text:c="2"/>Student </text:span></text:p>
      <text:p text:style-name="P1"><text:span text:style-name="T2"><text:s text:c="12"/>Columns<text:s text:c="7"/>:<text:s text:c="2"/>StdNo, StdName, StdAddress, StdCity, StdState,<text:s text:c="9"/><text:tab/><text:tab/><text:tab/><text:tab/><text:s text:c="5"/>StdZip, StdEmail</text:span></text:p>
      <text:p text:style-name="P1"><text:span text:style-name="T2"><text:tab/>Primary key<text:s text:c="4"/>:<text:s text:c="2"/>StdNo</text:span></text:p>
      <text:p text:style-name="P1"><text:span text:style-name="T3"/></text:p>
      <text:p text:style-name="P1"><text:span text:style-name="T4"><text:tab/>Table Name<text:s text:c="2"/>:<text:s text:c="2"/>Lender</text:span></text:p>
      <text:p text:style-name="P1"><text:span text:style-name="T4"><text:s text:c="11"/>Columns<text:s text:c="6"/>:<text:s text:c="3"/>LenderNo,LenderName</text:span></text:p>
      <text:p text:style-name="P1"><text:span text:style-name="T4"><text:tab/>Primary key<text:s text:c="2"/>:<text:s text:c="3"/>LenderNo</text:span></text:p>
      <text:p text:style-name="P1"><text:span text:style-name="T5"/></text:p>
      <text:p text:style-name="P1"><text:span text:style-name="T5"/></text:p>
      <text:p text:style-name="P1"><text:span text:style-name="T6"><text:tab/>Table Name:<text:s text:c="2"/>Institution</text:span></text:p>
      <text:p text:style-name="P1"><text:span text:style-name="T6"><text:s text:c="12"/>Columns:<text:s text:c="7"/>InstID,InstName,InstMascot</text:span></text:p>
      <text:p text:style-name="P1"><text:span text:style-name="T6"><text:tab/>Primary key:<text:s text:c="3"/>InstID</text:span></text:p>
      <text:p text:style-name="P1"><text:span text:style-name="T7"/></text:p>
      <text:p text:style-name="P1"><text:span text:style-name="T7"/></text:p>
      <text:p text:style-name="P1"><text:span text:style-name="T8"><text:tab/>Table Name:<text:s text:c="2"/>Loan</text:span></text:p>
      <text:p text:style-name="P1"><text:span text:style-name="T8"><text:s text:c="12"/>Columns:<text:s text:c="6"/>LoanNo,ProcDate,DisbMethod,DisbBank,DateAuth,NoteValue,Subsidized,Rate</text:span></text:p>
      <text:p text:style-name="P1"><text:span text:style-name="T8"><text:tab/>Primary key:<text:s text:c="3"/>LoanNo</text:span></text:p>
      <text:p text:style-name="P1"><text:span text:style-name="T9"/></text:p>
      <text:p text:style-name="P2"><text:span text:style-name="T10"><text:tab/>Table Name:<text:s text:c="2"/>DisburseLine</text:span></text:p>
      <text:p text:style-name="P3"><text:span text:style-name="T10"><text:s text:c="12"/>Columns:<text:s text:c="7"/>DateSent,Amount,OrigFee,GuarFee</text:span></text:p>
      <text:p text:style-name="P3"><text:span text:style-name="T10"><text:tab/>Primary key:<text:s text:c="3"/>DateSent</text:span></text:p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